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DejaVu LGC Sans1" svg:font-family="'DejaVu LGC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_20_indent">
      <style:text-properties style:use-window-font-color="true" fo:font-size="11pt" fo:language="es" fo:country="MX" style:font-name-asian="Times New Roman" style:font-size-asian="11pt" style:font-name-complex="Arial" style:font-size-complex="11pt" style:language-complex="ar" style:country-complex="SA"/>
    </style:style>
    <style:style style:name="P4" style:family="paragraph" style:parent-style-name="Text_20_body_20_indent">
      <style:text-properties style:use-window-font-color="true" fo:font-size="11pt" fo:language="es" fo:country="MX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Text_20_body_20_indent">
      <style:text-properties style:use-window-font-color="true" fo:font-size="11pt" fo:language="es" fo:country="MX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6" style:family="paragraph" style:parent-style-name="Text_20_body_20_indent">
      <style:paragraph-properties fo:margin-left="0cm" fo:margin-right="0cm" fo:text-indent="1.251cm" style:auto-text-indent="false"/>
    </style:style>
    <style:style style:name="P7" style:family="paragraph" style:parent-style-name="Text_20_body_20_indent">
      <style:paragraph-properties fo:margin-left="0cm" fo:margin-right="0cm" fo:text-indent="1.251cm" style:auto-text-indent="false"/>
      <style:text-properties style:use-window-font-color="true" fo:font-size="11pt" fo:language="es" fo:country="MX" style:font-name-asian="Times New Roman" style:font-size-asian="11pt" style:font-name-complex="Arial" style:font-size-complex="11pt" style:language-complex="ar" style:country-complex="SA"/>
    </style:style>
    <style:style style:name="P8" style:family="paragraph" style:parent-style-name="Text_20_body_20_indent">
      <style:paragraph-properties fo:margin-left="1.249cm" fo:margin-right="0cm" fo:text-indent="1.251cm" style:auto-text-indent="false"/>
      <style:text-properties style:use-window-font-color="true" fo:font-size="11pt" fo:language="es" fo:country="MX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9" style:family="paragraph" style:parent-style-name="Text_20_body_20_indent">
      <style:text-properties style:use-window-font-color="true" fo:font-size="11pt" fo:language="es" fo:country="MX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10" style:family="paragraph" style:parent-style-name="Text_20_body_20_indent" style:list-style-name="L1">
      <style:text-properties style:use-window-font-color="true" fo:font-size="11pt" fo:language="es" fo:country="MX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1" style:family="paragraph" style:parent-style-name="Text_20_body_20_indent" style:list-style-name="L2">
      <style:text-properties style:use-window-font-color="true" fo:font-size="11pt" fo:language="es" fo:country="MX" style:font-name-asian="Times New Roman" style:font-size-asian="11pt" style:font-name-complex="Arial" style:font-size-complex="11pt" style:language-complex="ar" style:country-complex="SA"/>
    </style:style>
    <style:style style:name="P12" style:family="paragraph" style:parent-style-name="Text_20_body_20_indent" style:list-style-name="L3">
      <style:paragraph-properties>
        <style:tab-stops>
          <style:tab-stop style:position="1.27cm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ext_20_body_20_indent">
      <style:paragraph-properties fo:margin-left="0cm" fo:margin-right="0cm" fo:text-indent="1.251cm" style:auto-text-indent="false"/>
      <style:text-properties style:use-window-font-color="true" fo:font-size="11pt" fo:language="es" fo:country="MX" style:font-name-asian="Times New Roman" style:font-size-asian="11pt" style:font-name-complex="Arial" style:font-size-complex="11pt" style:language-complex="ar" style:country-complex="SA"/>
    </style:style>
    <style:style style:name="P14" style:family="paragraph" style:parent-style-name="Text_20_body_20_indent">
      <style:paragraph-properties fo:margin-left="0cm" fo:margin-right="0cm" fo:text-indent="1.251cm" style:auto-text-indent="false"/>
      <style:text-properties style:use-window-font-color="true" fo:font-size="11pt" fo:language="es" fo:country="MX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15" style:family="paragraph" style:parent-style-name="Footer">
      <style:paragraph-properties fo:text-align="end" style:justify-single-word="false"/>
      <style:text-properties style:use-window-font-color="true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Heading_20_3" style:list-style-name="">
      <style:paragraph-properties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3">
      <style:paragraph-properties fo:margin-left="1.249cm" fo:margin-right="0cm" fo:margin-top="0.533cm" fo:margin-bottom="0.203cm" fo:text-indent="0cm" style:auto-text-indent="false">
        <style:tab-stops>
          <style:tab-stop style:position="0cm"/>
        </style:tab-stops>
      </style:paragraph-properties>
    </style:style>
    <style:style style:name="P19" style:family="paragraph" style:parent-style-name="Heading_20_1" style:list-style-name="WW8Num2">
      <style:paragraph-properties>
        <style:tab-stops>
          <style:tab-stop style:position="1.27cm"/>
        </style:tab-stops>
      </style:paragraph-properties>
      <style:text-properties style:use-window-font-color="true" fo:font-size="14pt" fo:language="es" fo:country="ES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20" style:family="paragraph" style:parent-style-name="Heading_20_1" style:list-style-name="WW8Num2">
      <style:paragraph-properties>
        <style:tab-stops>
          <style:tab-stop style:position="1.27cm"/>
        </style:tab-stops>
      </style:paragraph-properties>
    </style:style>
    <style:style style:name="P21" style:family="paragraph" style:parent-style-name="Heading_20_1" style:master-page-name="Standard">
      <style:paragraph-properties fo:margin-top="0.508cm" fo:margin-bottom="0.762cm" fo:text-align="center" style:justify-single-word="false" style:page-number="auto">
        <style:tab-stops>
          <style:tab-stop style:position="0cm"/>
        </style:tab-stops>
      </style:paragraph-properties>
      <style:text-properties style:use-window-font-color="true" fo:font-size="14pt" fo:language="es" fo:country="ES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22" style:family="paragraph" style:parent-style-name="Heading_20_2">
      <style:paragraph-properties fo:margin-left="0.762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fo:language="es" fo:country="ES" fo:font-weight="bold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23" style:family="paragraph" style:parent-style-name="Heading_20_2">
      <style:paragraph-properties fo:margin-left="0.762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fo:language="es" fo:country="E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4" style:family="paragraph" style:parent-style-name="Heading_20_2">
      <style:paragraph-properties fo:margin-left="0.762cm" fo:margin-right="0cm" fo:text-indent="0cm" style:auto-text-indent="false" fo:break-before="page">
        <style:tab-stops>
          <style:tab-stop style:position="0cm"/>
        </style:tab-stops>
      </style:paragraph-properties>
    </style:style>
    <style:style style:name="P25" style:family="paragraph" style:parent-style-name="Heading_20_2">
      <style:paragraph-properties fo:margin-left="0.762cm" fo:margin-right="0cm" fo:margin-top="0.508cm" fo:margin-bottom="0.508cm" fo:text-align="start" style:justify-single-word="false" fo:orphans="0" fo:widows="0" fo:text-indent="0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Heading_20_2">
      <style:paragraph-properties fo:margin-left="0.762cm" fo:margin-right="0cm" fo:margin-top="0.508cm" fo:margin-bottom="0.508cm" fo:text-align="start" style:justify-single-word="false" fo:orphans="0" fo:widows="0" fo:text-indent="0cm" style:auto-text-indent="false" fo:keep-with-next="always">
        <style:tab-stops>
          <style:tab-stop style:position="0cm"/>
        </style:tab-stops>
      </style:paragraph-properties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fo:font-size="11pt" fo:language="es" fo:country="MX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4" style:family="text">
      <style:text-properties style:use-window-font-color="true" fo:font-size="11pt" fo:language="es" fo:country="MX" style:font-name-asian="Times New Roman" style:font-size-asian="11pt" style:font-name-complex="Arial" style:font-size-complex="11pt" style:language-complex="ar" style:country-complex="SA"/>
    </style:style>
    <style:style style:name="T5" style:family="text">
      <style:text-properties fo:font-size="11pt" fo:language="es" fo:country="MX" style:font-name-asian="Times New Roman" style:font-size-asian="11pt" style:font-name-complex="Arial" style:font-size-complex="11pt" style:language-complex="ar" style:country-complex="SA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Curriculum Vitae</text:h>
      <text:list xml:id="list456689023" text:style-name="WW8Num2">
        <text:list-item>
          <text:h text:style-name="P19" text:outline-level="1">DATOS PERSONALES</text:h>
        </text:list-item>
      </text:list>
      <text:p text:style-name="Text_20_body_20_indent"><text:span text:style-name="T3">Nombre y apellido</text:span><text:span text:style-name="T4">: Mariano Patricio Tugnarelli</text:span></text:p>
      <text:p text:style-name="Text_20_body_20_indent"><text:span text:style-name="T3">Documento</text:span><text:span text:style-name="T4">: DNI 27.811.847</text:span></text:p>
      <text:p text:style-name="Text_20_body_20_indent"><text:span text:style-name="T3">Fecha de nacimiento</text:span><text:span text:style-name="T4">: 22 de abril de 1980</text:span></text:p>
      <text:p text:style-name="Text_20_body_20_indent"><text:span text:style-name="T3">Domicilio</text:span><text:span text:style-name="T4">: Mansilla 2902 4ºA, Ciudad Autónoma de Buenos Aires</text:span></text:p>
      <text:p text:style-name="Text_20_body_20_indent"><text:span text:style-name="T3">Teléfono</text:span><text:span text:style-name="T4">: (011) 4964-2994</text:span></text:p>
      <text:p text:style-name="Text_20_body_20_indent"><text:span text:style-name="T3">e-mail</text:span><text:span text:style-name="T4">: </text:span><text:a xlink:type="simple" xlink:href="mailto:marianotugnarelli@gmail.com"><text:span text:style-name="Internet_20_link"><text:span text:style-name="T5">marianotugnarelli@gmail.com</text:span></text:span></text:a></text:p>
      <text:p text:style-name="P3"/>
      <text:list xml:id="list1463417722" text:continue-numbering="true" text:style-name="WW8Num2">
        <text:list-item>
          <text:h text:style-name="P19" text:outline-level="1">FORMACION ACTUAL</text:h>
        </text:list-item>
      </text:list>
      <text:h text:style-name="P22" text:outline-level="2">Estudios en Curso</text:h>
      <text:p text:style-name="Text_20_body_20_indent"><text:span text:style-name="T3">Ingeniería Informática</text:span><text:span text:style-name="T4"> </text:span></text:p>
      <text:p text:style-name="P3">Facultad de Ingeniería - Universidad de Buenos Aires</text:p>
      <text:p text:style-name="P3">Buenos Aires, Argentina</text:p>
      <text:h text:style-name="P16" text:outline-level="3"/>
      <text:h text:style-name="P17" text:outline-level="3">Materias Aprobadas</text:h>
      <text:h text:style-name="Heading_20_3" text:outline-level="3"><draw:frame draw:style-name="fr1" draw:name="Objeto1" text:anchor-type="as-char" svg:width="14.81cm" svg:height="17.776cm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/text:h>
      <text:h text:style-name="P24" text:outline-level="2">Estudios Cursados</text:h>
      <text:p text:style-name="P4">Bachillerato Mercantil</text:p>
      <text:p text:style-name="Text_20_body_20_indent">Instituto Nuestra Señora de los Ángeles</text:p>
      <text:p text:style-name="Text_20_body_20_indent">Concordia, Entre Ríos</text:p>
      <text:h text:style-name="P25" text:outline-level="2">Certificaciones</text:h>
      <text:list xml:id="list1563025239" text:style-name="L1">
        <text:list-item>
          <text:p text:style-name="P10">Scrum Alliance Certified Scrum Master</text:p>
        </text:list-item>
        <text:list-item>
          <text:p text:style-name="P10">SUN Certified Enterprise Architect (Etapa 1/3)</text:p>
        </text:list-item>
        <text:list-item>
          <text:p text:style-name="P10">SUN Certified Java Programmer</text:p>
        </text:list-item>
      </text:list>
      <text:h text:style-name="P26" text:outline-level="2">Conocimientos</text:h>
      <text:h text:style-name="P18" text:outline-level="3">Ingeniería de Software</text:h>
      <text:p text:style-name="P8">Arquitectura e integración de sistemas distribuídos.</text:p>
      <text:p text:style-name="P8">Diseño y programación orientada a objetos, UML, Administración de la configuración de software, sistemas distribuídos.</text:p>
      <text:h text:style-name="P18" text:outline-level="3">Lenguajes</text:h>
      <text:p text:style-name="P8">Java SE, EE, y ME. Delphi, C, C++, PHP, HTML, JavaScript, SQL</text:p>
      <text:h text:style-name="P18" text:outline-level="3">Technologías</text:h>
      <text:p text:style-name="P8">XML, WebServices, JavaBeans, EJB 3.0, <text:s/>Java Portal &amp; Portlet (JSR 168/JSR 286), <text:s/>AOP, Struts, Seam, Hibernate, Spring framework, telefonía VoIP, Asterisk PBX.</text:p>
      <text:h text:style-name="P18" text:outline-level="3">Web/Application Servers</text:h>
      <text:p text:style-name="P8">Tomcat, JBoss, Glassfish, Apache HTTP.</text:p>
      <text:h text:style-name="P18" text:outline-level="3">Sistemas operativos</text:h>
      <text:p text:style-name="P8">Microsoft Windows (3.x, 95, 98, Me, 2k, XP, 2003), DOS, Linux (Fedora, RedHat, Ubuntu).</text:p>
      <text:h text:style-name="P18" text:outline-level="3">Base de datos</text:h>
      <text:p text:style-name="P8">MySQL, SQLServer, Oracle.</text:p>
      <text:h text:style-name="P18" text:outline-level="3">Herramientas</text:h>
      <text:p text:style-name="P8">CVS, SVN, Eclipse, Apache Ant, Enterprise Architect, Apache maven.</text:p>
      <text:h text:style-name="P18" text:outline-level="3">Hardware</text:h>
      <text:p text:style-name="P8">Soporte de hardware y servidores</text:p>
      <text:p text:style-name="P5"/>
      <text:list xml:id="list1832732365" text:continue-list="list1463417722" text:style-name="WW8Num2">
        <text:list-item>
          <text:h text:style-name="P19" text:outline-level="1"><text:soft-page-break/>ACTIVIDADES DOCENTES ACTUALES</text:h>
        </text:list-item>
      </text:list>
      <text:p text:style-name="P4">Ayudante segundo de Algoritmos y Programación II</text:p>
      <text:p text:style-name="P3">Facultad de Ingeniería - UBA</text:p>
      <text:p text:style-name="P3">desde Marzo de 2007 a la actualidad</text:p>
      <text:p text:style-name="P3"/>
      <text:p text:style-name="P4">Colaborador ad honorem de <text:s/>Algoritmos y Programación III</text:p>
      <text:p text:style-name="P3">Facultad de Ingeniería - UBA</text:p>
      <text:p text:style-name="P3">Agosto de 2005 - Junio de 2008</text:p>
      <text:p text:style-name="P3"/>
      <text:p text:style-name="P4">Ayudante segundo de Computación </text:p>
      <text:p text:style-name="P3">Facultad de Ingeniería - UBA</text:p>
      <text:p text:style-name="P3">Agosto de 2003 – Marzo de 2007</text:p>
      <text:p text:style-name="P3"/>
      <text:p text:style-name="P4">Colaborador ad honorem de <text:s/>Algoritmos y Programación II</text:p>
      <text:p text:style-name="P3">Facultad de Ingeniería - UBA</text:p>
      <text:p text:style-name="P3">Marzo de 2001 – Marzo de 2007</text:p>
      <text:p text:style-name="P7"/>
      <text:p text:style-name="P14">Colaborador ad honorem de Lenguaje de Programación I</text:p>
      <text:p text:style-name="P7">Departamento de Computación - Universidad Nacional de Tres de Febrero</text:p>
      <text:p text:style-name="P7">desde Marzo 2009 hasta la actualidad</text:p>
      <text:p text:style-name="P7"/>
      <text:p text:style-name="P14">Colaborador ad honorem de Estructura de Datos II</text:p>
      <text:p text:style-name="P7">Departamento de Computación - Universidad Nacional de Tres de Febrero</text:p>
      <text:p text:style-name="P7">desde Julio 2008 hasta la actualidad</text:p>
      <text:p text:style-name="P6"/>
      <text:p text:style-name="P14">Colaborador ad honorem de Estructura de Datos I</text:p>
      <text:p text:style-name="P7">Departamento de Computación - Universidad Nacional de Tres de Febrero</text:p>
      <text:p text:style-name="P7">desde Julio 2007 hasta la actualidad</text:p>
      <text:p text:style-name="P7"/>
      <text:h text:style-name="P23" text:outline-level="2">Cursos Dictados</text:h>
      <text:list xml:id="list1123901089" text:style-name="L2">
        <text:list-item>
          <text:p text:style-name="P11">Metodologías Ágiles con Scrum, SAM Sistemas, 2010</text:p>
        </text:list-item>
        <text:list-item>
          <text:p text:style-name="P11">Patrones de Diseño, SAM Sistemas, 2010</text:p>
        </text:list-item>
        <text:list-item>
          <text:p text:style-name="P11">SUN – SL-425, Arquitectura y Diseño de Aplicaciones J2EE, ITCollege, 2009</text:p>
        </text:list-item>
        <text:list-item>
          <text:p text:style-name="P11">Seam Framework, ANSES, 2009</text:p>
        </text:list-item>
        <text:list-item>
          <text:p text:style-name="P11"><text:soft-page-break/>Metodologías Ágiles con Scrum, ANSES, 2009</text:p>
        </text:list-item>
        <text:list-item>
          <text:p text:style-name="P11">SUN – SL-425, Arquitectura y Diseño de Aplicaciones J2EE, Verizon, 2009</text:p>
        </text:list-item>
        <text:list-item>
          <text:p text:style-name="P11">SUN – IDM-4485, Sun Java System Identity Manager: Deployment Fundamentals II, EDS, 2009</text:p>
        </text:list-item>
        <text:list-item>
          <text:p text:style-name="P11">SUN – IDM-345, Sun Java System Identity Manager: Deployment Fundamentals, EDS, 2009</text:p>
        </text:list-item>
        <text:list-item>
          <text:p text:style-name="P11">SUN – SAS-4455, Sun GlassFish Enterprise Server Administration and Deployment, Banco Central de Reserva del Perú, 2009</text:p>
        </text:list-item>
        <text:list-item>
          <text:p text:style-name="P11">SUN – SL-275/FJ-310, Programación Java/Desarrollo de Aplicaciones Java EE, Banco Central de Reserva del Perú, 2009</text:p>
        </text:list-item>
        <text:list-item>
          <text:p text:style-name="P11">Desarrollo de Aplicaciones Empresariales con Java y Spring, Turner, 2009</text:p>
        </text:list-item>
        <text:list-item>
          <text:p text:style-name="P11">SUN – SL-425, Arquitectura y Diseño de Aplicaciones J2EE, Verizon, 2008</text:p>
        </text:list-item>
        <text:list-item>
          <text:p text:style-name="P11">SUN – SB-CAP-500, Sun Java Composite Application Platform Suite (Java CAPS) Solutions, Credicop, 2008</text:p>
        </text:list-item>
        <text:list-item>
          <text:p text:style-name="P11">SUN – IDM-2455, Sun Java System Identity Manager: Administration and Maintenance, SUN Bootcamp, 2009</text:p>
        </text:list-item>
        <text:list-item>
          <text:p text:style-name="P11">SUN – IDM-2525, Sun Java System Identity Manager 5.0: Administration and Implementation, ANTEL Gobierno de Uruguay, 2008</text:p>
        </text:list-item>
        <text:list-item>
          <text:p text:style-name="P11">SUN – SL-425, Arquitectura y Diseño de Aplicaciones J2EE, Red Link, 2008</text:p>
        </text:list-item>
        <text:list-item>
          <text:p text:style-name="P11">SUN – SL-425, Arquitectura y Diseño de Aplicaciones J2EE, ITCollege, 2008</text:p>
        </text:list-item>
        <text:list-item>
          <text:p text:style-name="P11">Taller de Mantenimiento de Aplicaciones JEE, Sabre Holdings, 2008</text:p>
        </text:list-item>
        <text:list-item>
          <text:p text:style-name="P11">Desarrollo de Aplicaciones Java con Swing, Grupo Hasar, 2008</text:p>
        </text:list-item>
        <text:list-item>
          <text:p text:style-name="P11">Software Testing, Sabre Holdings, 2008</text:p>
        </text:list-item>
        <text:list-item>
          <text:p text:style-name="P11">Taller de Desarrollo de Aplicaciones Web, Sabre Holdings, 2008</text:p>
        </text:list-item>
        <text:list-item>
          <text:p text:style-name="P11">SUN – SL-285, Desarrollo de Aplicaciones Java SE, Sabre Holdings, 2008</text:p>
        </text:list-item>
        <text:list-item>
          <text:p text:style-name="P11">SUN – SL-110, Programación Java para no Programadores, Sabre Holdings, 2008</text:p>
        </text:list-item>
        <text:list-item>
          <text:p text:style-name="P11">SUN – SB-CAP-0501, Fundamentos de Sun Java Composite Application Platform Suite (Java CAPS) I, Credicop, 2008</text:p>
        </text:list-item>
        <text:list-item>
          <text:p text:style-name="P11">SUN – SL-314, Desarrollo de Componentes Web con Servlets y JSP, Swiss Medical Group, 2008</text:p>
        </text:list-item>
        <text:list-item>
          <text:p text:style-name="P11">SUN – FJ-310, Desarrollo de Aplicaciones Java EE, El Corte Inglés, 2008</text:p>
        </text:list-item>
        <text:list-item>
          <text:p text:style-name="P11">Taller de Mantenimiento de Aplicaciones JEE, Dirección General de Contrataciones del Estado, Ministerio de Hacienda y Crédito Público, Gobierno de Nicaragua, 2007</text:p>
        </text:list-item>
        <text:list-item>
          <text:p text:style-name="P11">Taller de Desarrollo Aplicaciones JEE II, Dirección General de Contrataciones del Estado, Ministerio de Hacienda y Crédito Público, Gobierno de Nicaragua, 2007</text:p>
        </text:list-item>
        <text:list-item>
          <text:p text:style-name="P11">SUN – FJ-310, Desarrollo de Aplicaciones Java EE, Citibank, 2007</text:p>
        </text:list-item>
        <text:list-item>
          <text:p text:style-name="P11">SUN – SL-285, Desarrollo de Aplicaciones Java SE, Citibank, 2007</text:p>
        </text:list-item>
        <text:list-item>
          <text:p text:style-name="P11"><text:soft-page-break/>SUN – SL-275, Programación Java, Ministerio de Economía, Gobierno de la Provincia de San Luis, 2007</text:p>
        </text:list-item>
        <text:list-item>
          <text:p text:style-name="P11">SUN – SL-285, Desarrollo de Aplicaciones Java SE, ITCollege, 2007</text:p>
        </text:list-item>
        <text:list-item>
          <text:p text:style-name="P11">SUN – SL-425, Arquitectura y Diseño de Aplicaciones J2EE, ITCollege, 2007</text:p>
        </text:list-item>
        <text:list-item>
          <text:p text:style-name="P11">SUN – SL-425, Arquitectura y Diseño de Aplicaciones J2EE, ITCollege, 2007</text:p>
        </text:list-item>
        <text:list-item>
          <text:p text:style-name="P11">Taller de Excelencia Java II, ANSES, 2007</text:p>
        </text:list-item>
        <text:list-item>
          <text:p text:style-name="P11">Taller de Excelencia Java I, ANSES, 2007</text:p>
        </text:list-item>
        <text:list-item>
          <text:p text:style-name="P11">SUN – FJ-310, Desarrollo de Aplicaciones Java EE, ANSES, 2007</text:p>
        </text:list-item>
        <text:list-item>
          <text:p text:style-name="P11">SUN – SL-275, Programación Java, Universidad Nacional del Noroeste de la Provincia de Buenos Aires, Junín., 2006</text:p>
        </text:list-item>
        <text:list-item>
          <text:p text:style-name="P11">SUN – FJ-310, Desarrollo de Aplicaciones Java EE, ANSES, 2006</text:p>
        </text:list-item>
        <text:list-item>
          <text:p text:style-name="P11">SUN – SL-285, Desarrollo de Aplicaciones Java SE, ANSES, 2006</text:p>
        </text:list-item>
        <text:list-item>
          <text:p text:style-name="P11">SUN – SL-275, Programación Java, ANSES, 2006</text:p>
        </text:list-item>
        <text:list-item>
          <text:p text:style-name="P11">Diseño y programación orientada a objetos avanzada, Algoritmos y Programación III, UBA, <text:s/>Marzo 2005</text:p>
        </text:list-item>
      </text:list>
      <text:p text:style-name="P3"/>
      <text:list xml:id="list1210329411" text:continue-list="list1832732365" text:style-name="WW8Num2">
        <text:list-item>
          <text:h text:style-name="P20" text:outline-level="1">ANTECEDENTES PROFESIONALES</text:h>
        </text:list-item>
      </text:list>
      <text:p text:style-name="P4">Desarrollador Java Senior </text:p>
      <text:p text:style-name="Text_20_body_20_indent">Grupo Esfera S.A.</text:p>
      <text:p text:style-name="Text_20_body_20_indent">Buenos Aires, Argentina</text:p>
      <text:p text:style-name="Text_20_body_20_indent">desde Agosto 2006 a la actualidad</text:p>
      <text:p text:style-name="Text_20_body_20_indent"/>
      <text:p text:style-name="Text_20_body_20_indent"/>
      <text:p text:style-name="Text_20_body_20_indent"/>
      <text:p text:style-name="P4">Arquitecto JEE para aplicaciones BPEL de orquestación de Web Services</text:p>
      <text:p text:style-name="P4">ANSES</text:p>
      <text:p text:style-name="Text_20_body_20_indent">Gobierno Nacional de la República Argentina</text:p>
      <text:p text:style-name="Text_20_body_20_indent">Buenos Aires, Argentina</text:p>
      <text:p text:style-name="Text_20_body_20_indent">Agosto 2007 – Octubre 2007</text:p>
      <text:p text:style-name="Text_20_body_20_indent"/>
      <text:p text:style-name="P4">Instructor</text:p>
      <text:p text:style-name="Text_20_body_20_indent">SUN Microsystems Argentina</text:p>
      <text:p text:style-name="Text_20_body_20_indent">Buenos Aires, Argentina</text:p>
      <text:p text:style-name="Text_20_body_20_indent">desde Junio 2006 a la actualidad</text:p>
      <text:p text:style-name="Text_20_body_20_indent"/>
      <text:p text:style-name="P4"><text:soft-page-break/>Desarrollador Senior</text:p>
      <text:p text:style-name="Text_20_body_20_indent">Colegio San Pablo</text:p>
      <text:p text:style-name="Text_20_body_20_indent">Buenos Aires, Argentina</text:p>
      <text:p text:style-name="Text_20_body_20_indent">Febrero 2001 – Mayo 2005</text:p>
      <text:p text:style-name="Text_20_body_20_indent"/>
      <text:p text:style-name="P4">Administrador de servidores</text:p>
      <text:p text:style-name="Text_20_body_20_indent">Colegio San Pablo</text:p>
      <text:p text:style-name="Text_20_body_20_indent">Buenos Aires, Argentina</text:p>
      <text:p text:style-name="Text_20_body_20_indent">Abril 2001 – Febrero 2001 </text:p>
      <text:h text:style-name="Heading_20_2" text:outline-level="2">Experiencia destacada</text:h>
      <text:list xml:id="list607784595" text:style-name="L3">
        <text:list-item>
          <text:p text:style-name="P12">Arquitectura y diseño de aplicaciones Java en entorno web y de escritorio.</text:p>
        </text:list-item>
        <text:list-item>
          <text:p text:style-name="P12">Diseño y construcción de aplicaciones VoIP basadas en Asterisk.</text:p>
        </text:list-item>
        <text:list-item>
          <text:p text:style-name="P12">Arquitectura de middleware basado en JBPM y BPEL.</text:p>
        </text:list-item>
        <text:list-item>
          <text:p text:style-name="P12">Arquitectura de middleware basado en el estándar JEE con EJB 3.0.</text:p>
        </text:list-item>
        <text:list-item>
          <text:p text:style-name="P12">Desarrollo de aplicaciones web con Struts y Hibernate.</text:p>
        </text:list-item>
        <text:list-item>
          <text:p text:style-name="P12">Instalación y configuración of Linux, MySQL, JBoss y Tomcat, Administración de Windows Server.</text:p>
        </text:list-item>
        <text:list-item>
          <text:p text:style-name="P12">Diseño y construcción de herramientas de generación de código para arquitecturas web N-Capas.</text:p>
        </text:list-item>
        <text:list-item>
          <text:p text:style-name="P12">Implementación de IDM (Sun Identity Manager).</text:p>
        </text:list-item>
        <text:list-item>
          <text:p text:style-name="P12">Implementación personalizada y desarrollo de portlets para Lifera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DejaVu LGC Sans1" svg:font-family="'DejaVu LGC San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_20_indent" style:default-outline-level="1" style:class="text">
      <style:paragraph-properties fo:margin-left="0cm" fo:margin-right="0cm" fo:margin-top="0.508cm" fo:margin-bottom="0.762cm" fo:text-align="start" style:justify-single-word="false" fo:orphans="0" fo:widows="0" fo:text-indent="0cm" style:auto-text-indent="false" fo:keep-with-next="always"/>
      <style:text-properties style:font-name="Arial" fo:font-size="14pt" fo:language="es" fo:country="ES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62cm" fo:margin-right="0cm" fo:margin-top="0.508cm" fo:margin-bottom="0.508cm" fo:text-align="start" style:justify-single-word="false" fo:orphans="0" fo:widows="0" fo:text-indent="0cm" style:auto-text-indent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45cm" fo:margin-right="0cm" fo:margin-top="0.533cm" fo:margin-bottom="0.203cm" fo:text-indent="0cm" style:auto-text-indent="false"/>
      <style:text-properties fo:font-size="11pt" fo:font-style="italic" fo:font-weight="bold" style:font-size-asian="11pt" style:font-style-asian="italic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.212cm" fo:text-indent="1.251cm" style:auto-text-indent="false"/>
      <style:text-properties style:font-name="Arial" fo:font-size="11pt" fo:language="es" fo:country="MX" style:font-size-asian="11pt" style:font-name-complex="Arial" style:font-size-complex="11pt"/>
    </style:style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fo:color="#000000"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 fo:font-size="12pt" style:font-size-asian="12pt"/>
    </style:style>
    <style:style style:name="WW8Num19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St10z0" style:family="text">
      <style:text-properties style:font-name="Symbol"/>
    </style:style>
    <style:style style:name="WW8NumSt11z0" style:family="text">
      <style:text-properties style:font-name="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MP1" style:family="paragraph" style:parent-style-name="Table_20_Contents">
      <style:text-properties style:font-name="Arial" fo:font-size="8pt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Arial"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style:use-window-font-color="true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6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91cm" fo:margin-left="0cm" fo:margin-right="0cm" fo:margin-top="0.79cm" style:dynamic-spacing="true"/>
      </style:footer-style>
    </style:page-layout>
  </office:automatic-styles>
  <office:master-styles>
    <style:master-page style:name="Standard" style:page-layout-name="Mpm1"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Curriculum Vitae - <text:span text:style-name="MT1">Mariano Tugnarelli</text:span></text:p>
            </table:table-cell>
            <table:table-cell table:style-name="Tabla1.B1" office:value-type="string">
              <text:p text:style-name="MP2"><text:span text:style-name="MT2">Página </text:span><text:span text:style-name="MT2"><text:page-number text:select-page="current">7</text:page-number></text:span><text:span text:style-name="MT2"> de <text:s/></text:span><text:span text:style-name="MT2"><text:page-count style:num-format="1">7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Lic</dc:title>
    <meta:initial-creator>user company</meta:initial-creator>
    <meta:creation-date>2005-06-15T22:56:00</meta:creation-date>
    <dc:creator>Mariano Tugnarelli</dc:creator>
    <dc:date>2010-10-14T18:32:42</dc:date>
    <meta:print-date>2010-10-14T18:32:47</meta:print-date>
    <meta:editing-cycles>17</meta:editing-cycles>
    <meta:editing-duration>PT00H48M43S</meta:editing-duration>
    <meta:printed-by>Mariano Tugnarelli</meta:printed-by>
    <meta:document-statistic meta:table-count="1" meta:image-count="0" meta:object-count="1" meta:page-count="7" meta:paragraph-count="140" meta:word-count="1064" meta:character-count="687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7.435cm"/>
    </style:style>
    <style:style style:name="co3" style:family="table-column">
      <style:table-column-properties fo:break-before="auto" style:column-width="0.818cm"/>
    </style:style>
    <style:style style:name="co4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1.36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0.8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Arial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Arial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Arial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>
            <text:p>Código</text:p>
          </table:table-cell>
          <table:table-cell table:style-name="ce1" office:value-type="string">
            <text:p>Denominación</text:p>
          </table:table-cell>
          <table:table-cell table:style-name="ce1" office:value-type="string">
            <text:p>Nota</text:p>
          </table:table-cell>
          <table:table-cell table:style-name="ce1" office:value-type="string">
            <text:p>Créditos</text:p>
          </table:table-cell>
          <table:table-cell table:style-name="ce1" office:value-type="string">
            <text:p>Cond.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Libro</text:p>
          </table:table-cell>
          <table:table-cell table:style-name="ce1" office:value-type="string">
            <text:p>Folio</text:p>
          </table:table-cell>
        </table:table-row>
        <table:table-row table:style-name="ro2">
          <table:table-cell office:value-type="float" office:value="7540">
            <text:p>7540</text:p>
          </table:table-cell>
          <table:table-cell office:value-type="string">
            <text:p>ALGORITMOS Y PROGRAMACION I </text:p>
          </table:table-cell>
          <table:table-cell office:value-type="float" office:value="7">
            <text:p>7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0-08-12">
            <text:p>12/08/00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string">
            <text:p>FISICA I A </text:p>
          </table:table-cell>
          <table:table-cell office:value-type="float" office:value="6">
            <text:p>6</text:p>
          </table:table-cell>
          <table:table-cell office:value-type="string">
            <text:p>8 - OBL </text:p>
          </table:table-cell>
          <table:table-cell office:value-type="string">
            <text:p>R </text:p>
          </table:table-cell>
          <table:table-cell office:value-type="date" office:date-value="2000-08-15">
            <text:p>15/08/00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103">
            <text:p>6103</text:p>
          </table:table-cell>
          <table:table-cell office:value-type="string">
            <text:p>ANALISIS MATEMATICO II A </text:p>
          </table:table-cell>
          <table:table-cell office:value-type="float" office:value="5">
            <text:p>5</text:p>
          </table:table-cell>
          <table:table-cell office:value-type="string">
            <text:p>8 - OBL </text:p>
          </table:table-cell>
          <table:table-cell office:value-type="string">
            <text:p>R </text:p>
          </table:table-cell>
          <table:table-cell office:value-type="date" office:date-value="2000-08-15">
            <text:p>15/08/00</text:p>
          </table:table-cell>
          <table:table-cell office:value-type="float" office:value="144">
            <text:p>144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6107">
            <text:p>6107</text:p>
          </table:table-cell>
          <table:table-cell office:value-type="string">
            <text:p>MATEMATICA DISCRETA </text:p>
          </table:table-cell>
          <table:table-cell office:value-type="float" office:value="6">
            <text:p>6</text:p>
          </table:table-cell>
          <table:table-cell office:value-type="string">
            <text:p>6 - OPT </text:p>
          </table:table-cell>
          <table:table-cell office:value-type="string">
            <text:p>R </text:p>
          </table:table-cell>
          <table:table-cell office:value-type="date" office:date-value="2001-02-16">
            <text:p>16/02/01</text:p>
          </table:table-cell>
          <table:table-cell office:value-type="float" office:value="145">
            <text:p>145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6203">
            <text:p>6203</text:p>
          </table:table-cell>
          <table:table-cell office:value-type="string">
            <text:p>FISICA II A </text:p>
          </table:table-cell>
          <table:table-cell office:value-type="float" office:value="6">
            <text:p>6</text:p>
          </table:table-cell>
          <table:table-cell office:value-type="string">
            <text:p>8 - OBL </text:p>
          </table:table-cell>
          <table:table-cell office:value-type="string">
            <text:p>R </text:p>
          </table:table-cell>
          <table:table-cell office:value-type="date" office:date-value="2001-02-26">
            <text:p>26/02/01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float" office:value="6108">
            <text:p>6108</text:p>
          </table:table-cell>
          <table:table-cell office:value-type="string">
            <text:p>ALGEBRA II A </text:p>
          </table:table-cell>
          <table:table-cell office:value-type="float" office:value="6">
            <text:p>6</text:p>
          </table:table-cell>
          <table:table-cell office:value-type="string">
            <text:p>8 - OBL </text:p>
          </table:table-cell>
          <table:table-cell office:value-type="string">
            <text:p>R </text:p>
          </table:table-cell>
          <table:table-cell office:value-type="date" office:date-value="2001-03-06">
            <text:p>06/03/01</text:p>
          </table:table-cell>
          <table:table-cell office:value-type="float" office:value="146">
            <text:p>14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541">
            <text:p>7541</text:p>
          </table:table-cell>
          <table:table-cell office:value-type="string">
            <text:p>ALGORITMOS Y PROGRAMACION II </text:p>
          </table:table-cell>
          <table:table-cell office:value-type="float" office:value="8">
            <text:p>8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1-03-10">
            <text:p>10/03/01</text:p>
          </table:table-cell>
          <table:table-cell office:value-type="float" office:value="84">
            <text:p>84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float" office:value="6670">
            <text:p>6670</text:p>
          </table:table-cell>
          <table:table-cell office:value-type="string">
            <text:p>ESTRUCTURA DEL COMPUTADOR </text:p>
          </table:table-cell>
          <table:table-cell office:value-type="float" office:value="9">
            <text:p>9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2-02-20">
            <text:p>20/02/02</text:p>
          </table:table-cell>
          <table:table-cell office:value-type="float" office:value="126">
            <text:p>12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6602">
            <text:p>6602</text:p>
          </table:table-cell>
          <table:table-cell office:value-type="string">
            <text:p>LABORATORIO </text:p>
          </table:table-cell>
          <table:table-cell office:value-type="float" office:value="4">
            <text:p>4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2-03-04">
            <text:p>04/03/02</text:p>
          </table:table-cell>
          <table:table-cell office:value-type="float" office:value="126">
            <text:p>126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string">
            <text:p>QUIMICA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 </text:p>
          </table:table-cell>
          <table:table-cell office:value-type="date" office:date-value="2002-03-07">
            <text:p>07/03/02</text:p>
          </table:table-cell>
          <table:table-cell office:value-type="float" office:value="68">
            <text:p>68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7507">
            <text:p>7507</text:p>
          </table:table-cell>
          <table:table-cell office:value-type="string">
            <text:p>ALGORITMOS Y PROGRAMACION III </text:p>
          </table:table-cell>
          <table:table-cell office:value-type="float" office:value="9">
            <text:p>9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2-03-08">
            <text:p>08/03/02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7512">
            <text:p>7512</text:p>
          </table:table-cell>
          <table:table-cell office:value-type="string">
            <text:p>ANALISIS NUMERICO I </text:p>
          </table:table-cell>
          <table:table-cell office:value-type="float" office:value="7">
            <text:p>7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2-07-29">
            <text:p>29/07/02</text:p>
          </table:table-cell>
          <table:table-cell office:value-type="float" office:value="87">
            <text:p>87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7542">
            <text:p>7542</text:p>
          </table:table-cell>
          <table:table-cell office:value-type="string">
            <text:p>TALLER DE PROGRAMACION I </text:p>
          </table:table-cell>
          <table:table-cell office:value-type="float" office:value="10">
            <text:p>10</text:p>
          </table:table-cell>
          <table:table-cell office:value-type="string">
            <text:p>4 - OBL </text:p>
          </table:table-cell>
          <table:table-cell office:value-type="string">
            <text:p>R </text:p>
          </table:table-cell>
          <table:table-cell office:value-type="date" office:date-value="2002-12-10">
            <text:p>10/12/02</text:p>
          </table:table-cell>
          <table:table-cell office:value-type="float" office:value="87">
            <text:p>87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float" office:value="7506">
            <text:p>7506</text:p>
          </table:table-cell>
          <table:table-cell office:value-type="string">
            <text:p>ORGANIZACION DE DATOS </text:p>
          </table:table-cell>
          <table:table-cell office:value-type="float" office:value="6">
            <text:p>6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3-02-20">
            <text:p>20/02/03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6110">
            <text:p>6110</text:p>
          </table:table-cell>
          <table:table-cell office:value-type="string">
            <text:p>ANALISIS MATEMATICO III A </text:p>
          </table:table-cell>
          <table:table-cell office:value-type="float" office:value="8">
            <text:p>8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3-03-03">
            <text:p>03/03/03</text:p>
          </table:table-cell>
          <table:table-cell office:value-type="float" office:value="143">
            <text:p>143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7114">
            <text:p>7114</text:p>
          </table:table-cell>
          <table:table-cell office:value-type="string">
            <text:p>MODELOS Y OPTIMIZACION I </text:p>
          </table:table-cell>
          <table:table-cell office:value-type="float" office:value="9">
            <text:p>9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3-07-28">
            <text:p>28/07/03</text:p>
          </table:table-cell>
          <table:table-cell office:value-type="float" office:value="137">
            <text:p>137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7509">
            <text:p>7509</text:p>
          </table:table-cell>
          <table:table-cell office:value-type="string">
            <text:p>ANALISIS DE LA INFORMACION </text:p>
          </table:table-cell>
          <table:table-cell office:value-type="float" office:value="8">
            <text:p>8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3-08-04">
            <text:p>04/08/03</text:p>
          </table:table-cell>
          <table:table-cell office:value-type="float" office:value="89">
            <text:p>89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508">
            <text:p>7508</text:p>
          </table:table-cell>
          <table:table-cell office:value-type="string">
            <text:p>SISTEMAS OPERATIVOS </text:p>
          </table:table-cell>
          <table:table-cell office:value-type="float" office:value="10">
            <text:p>10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3-08-15">
            <text:p>15/08/03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string">
            <text:p>QUIMICA </text:p>
          </table:table-cell>
          <table:table-cell office:value-type="float" office:value="6">
            <text:p>6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4-02-24">
            <text:p>24/02/04</text:p>
          </table:table-cell>
          <table:table-cell office:value-type="float" office:value="71">
            <text:p>71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6215">
            <text:p>6215</text:p>
          </table:table-cell>
          <table:table-cell office:value-type="string">
            <text:p>FISICA III D </text:p>
          </table:table-cell>
          <table:table-cell office:value-type="float" office:value="6">
            <text:p>6</text:p>
          </table:table-cell>
          <table:table-cell office:value-type="string">
            <text:p>4 - OBL </text:p>
          </table:table-cell>
          <table:table-cell office:value-type="string">
            <text:p>R </text:p>
          </table:table-cell>
          <table:table-cell office:value-type="date" office:date-value="2004-07-27">
            <text:p>27/07/04</text:p>
          </table:table-cell>
          <table:table-cell office:value-type="float" office:value="103">
            <text:p>10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7515">
            <text:p>7515</text:p>
          </table:table-cell>
          <table:table-cell office:value-type="string">
            <text:p>BASE DE DATOS </text:p>
          </table:table-cell>
          <table:table-cell office:value-type="float" office:value="7">
            <text:p>7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4-12-22">
            <text:p>22/12/04</text:p>
          </table:table-cell>
          <table:table-cell office:value-type="float" office:value="91">
            <text:p>91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6109">
            <text:p>6109</text:p>
          </table:table-cell>
          <table:table-cell office:value-type="string">
            <text:p>PROBABILIDAD Y ESTADISTICA B </text:p>
          </table:table-cell>
          <table:table-cell office:value-type="float" office:value="7">
            <text:p>7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5-02-23">
            <text:p>23/02/05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529">
            <text:p>7529</text:p>
          </table:table-cell>
          <table:table-cell office:value-type="string">
            <text:p>TEORIA DE ALGORITMOS I </text:p>
          </table:table-cell>
          <table:table-cell office:value-type="float" office:value="10">
            <text:p>10</text:p>
          </table:table-cell>
          <table:table-cell office:value-type="string">
            <text:p>6 - OPT </text:p>
          </table:table-cell>
          <table:table-cell office:value-type="string">
            <text:p>R </text:p>
          </table:table-cell>
          <table:table-cell office:value-type="date" office:date-value="2005-02-28">
            <text:p>28/02/05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6620">
            <text:p>6620</text:p>
          </table:table-cell>
          <table:table-cell office:value-type="string">
            <text:p>ORGANIZACIÓN DE COMPUTADORAS </text:p>
          </table:table-cell>
          <table:table-cell office:value-type="float" office:value="8">
            <text:p>8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5-03-04">
            <text:p>04/03/05</text:p>
          </table:table-cell>
          <table:table-cell office:value-type="float" office:value="131">
            <text:p>131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7510">
            <text:p>7510</text:p>
          </table:table-cell>
          <table:table-cell office:value-type="string">
            <text:p>TECNICAS DE DISEÑO </text:p>
          </table:table-cell>
          <table:table-cell office:value-type="float" office:value="7">
            <text:p>7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5-03-12">
            <text:p>12/03/05</text:p>
          </table:table-cell>
          <table:table-cell office:value-type="float" office:value="92">
            <text:p>92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float" office:value="7552">
            <text:p>7552</text:p>
          </table:table-cell>
          <table:table-cell office:value-type="string">
            <text:p>TALLER DE PROGRAMACION II </text:p>
          </table:table-cell>
          <table:table-cell office:value-type="float" office:value="9">
            <text:p>9</text:p>
          </table:table-cell>
          <table:table-cell office:value-type="string">
            <text:p>4 - OBL </text:p>
          </table:table-cell>
          <table:table-cell office:value-type="string">
            <text:p>R </text:p>
          </table:table-cell>
          <table:table-cell office:value-type="date" office:date-value="2005-03-12">
            <text:p>12/03/05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7543">
            <text:p>7543</text:p>
          </table:table-cell>
          <table:table-cell office:value-type="string">
            <text:p>INTRODUCCION A LOS SISTEMAS DISTRIBUIDOS </text:p>
          </table:table-cell>
          <table:table-cell office:value-type="float" office:value="4">
            <text:p>4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5-07-25">
            <text:p>25/07/05</text:p>
          </table:table-cell>
          <table:table-cell office:value-type="float" office:value="92">
            <text:p>92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float" office:value="6671">
            <text:p>6671</text:p>
          </table:table-cell>
          <table:table-cell office:value-type="string">
            <text:p>SISTEMAS GRÁFICOS </text:p>
          </table:table-cell>
          <table:table-cell office:value-type="float" office:value="7">
            <text:p>7</text:p>
          </table:table-cell>
          <table:table-cell office:value-type="string">
            <text:p>6 - OPT </text:p>
          </table:table-cell>
          <table:table-cell office:value-type="string">
            <text:p>R </text:p>
          </table:table-cell>
          <table:table-cell office:value-type="date" office:date-value="2005-08-12">
            <text:p>12/08/05</text:p>
          </table:table-cell>
          <table:table-cell office:value-type="float" office:value="131">
            <text:p>131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7112">
            <text:p>7112</text:p>
          </table:table-cell>
          <table:table-cell office:value-type="string">
            <text:p>ESTRUCTURA DE LAS ORGANIZACIONES </text:p>
          </table:table-cell>
          <table:table-cell office:value-type="float" office:value="9">
            <text:p>9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6-03-10">
            <text:p>10/03/06</text:p>
          </table:table-cell>
          <table:table-cell office:value-type="float" office:value="142">
            <text:p>142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7545">
            <text:p>7545</text:p>
          </table:table-cell>
          <table:table-cell office:value-type="string">
            <text:p>TALLER DE DESARROLLO DE PROYECTOS I </text:p>
          </table:table-cell>
          <table:table-cell office:value-type="float" office:value="8">
            <text:p>8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6-07-03">
            <text:p>03/07/06</text:p>
          </table:table-cell>
          <table:table-cell office:value-type="float" office:value="94">
            <text:p>94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7544">
            <text:p>7544</text:p>
          </table:table-cell>
          <table:table-cell office:value-type="string">
            <text:p>ADM. Y CONTROL DE PROY. INFORMATICOS I </text:p>
          </table:table-cell>
          <table:table-cell office:value-type="float" office:value="4">
            <text:p>4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7-03-05">
            <text:p>05/03/07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7113">
            <text:p>7113</text:p>
          </table:table-cell>
          <table:table-cell office:value-type="string">
            <text:p>INFORMACION EN LAS ORGANIZACIONES </text:p>
          </table:table-cell>
          <table:table-cell office:value-type="float" office:value="9">
            <text:p>9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7-03-09">
            <text:p>09/03/0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float" office:value="7551">
            <text:p>7551</text:p>
          </table:table-cell>
          <table:table-cell office:value-type="string">
            <text:p>TECNICAS DE PRODUCCION DE SOFTWARE I </text:p>
          </table:table-cell>
          <table:table-cell office:value-type="float" office:value="8">
            <text:p>8</text:p>
          </table:table-cell>
          <table:table-cell office:value-type="string">
            <text:p>4 - OPT </text:p>
          </table:table-cell>
          <table:table-cell office:value-type="string">
            <text:p>R </text:p>
          </table:table-cell>
          <table:table-cell office:value-type="date" office:date-value="2007-08-06">
            <text:p>06/08/07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7140">
            <text:p>7140</text:p>
          </table:table-cell>
          <table:table-cell office:value-type="string">
            <text:p>LEG. Y EJ. PROF. DE LA ING. EN INFORMAT. </text:p>
          </table:table-cell>
          <table:table-cell office:value-type="float" office:value="5">
            <text:p>5</text:p>
          </table:table-cell>
          <table:table-cell office:value-type="string">
            <text:p>4 - OBL </text:p>
          </table:table-cell>
          <table:table-cell office:value-type="string">
            <text:p>R </text:p>
          </table:table-cell>
          <table:table-cell office:value-type="date" office:date-value="2007-08-17">
            <text:p>17/08/07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7547">
            <text:p>7547</text:p>
          </table:table-cell>
          <table:table-cell office:value-type="string">
            <text:p>TALLER DE DESARROLLO DE PROYECTOS II </text:p>
          </table:table-cell>
          <table:table-cell office:value-type="float" office:value="9">
            <text:p>9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7-12-17">
            <text:p>17/12/07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7546">
            <text:p>7546</text:p>
          </table:table-cell>
          <table:table-cell office:value-type="string">
            <text:p>ADM. Y CONTROL DE PROY. INFORMATICOS II </text:p>
          </table:table-cell>
          <table:table-cell office:value-type="float" office:value="4">
            <text:p>4</text:p>
          </table:table-cell>
          <table:table-cell office:value-type="string">
            <text:p>6 - OBL </text:p>
          </table:table-cell>
          <table:table-cell office:value-type="string">
            <text:p>R </text:p>
          </table:table-cell>
          <table:table-cell office:value-type="date" office:date-value="2008-06-30">
            <text:p>30/06/08</text:p>
          </table:table-cell>
          <table:table-cell office:value-type="float" office:value="98">
            <text:p>98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float" office:value="7146">
            <text:p>7146</text:p>
          </table:table-cell>
          <table:table-cell office:value-type="string">
            <text:p>INGENIERIA ECONOMICA </text:p>
          </table:table-cell>
          <table:table-cell office:value-type="float" office:value="7">
            <text:p>7</text:p>
          </table:table-cell>
          <table:table-cell office:value-type="string">
            <text:p>6 - OPT </text:p>
          </table:table-cell>
          <table:table-cell office:value-type="string">
            <text:p>R </text:p>
          </table:table-cell>
          <table:table-cell office:value-type="date" office:date-value="2008-08-07">
            <text:p>07/08/08</text:p>
          </table:table-cell>
          <table:table-cell office:value-type="float" office:value="147">
            <text:p>147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6669">
            <text:p>6669</text:p>
          </table:table-cell>
          <table:table-cell office:value-type="string">
            <text:p>CRIPTOGRAFÍA Y SEGURIDAD INFORMÁTICA </text:p>
          </table:table-cell>
          <table:table-cell office:value-type="float" office:value="10">
            <text:p>10</text:p>
          </table:table-cell>
          <table:table-cell office:value-type="string">
            <text:p>6 - OPT </text:p>
          </table:table-cell>
          <table:table-cell office:value-type="string">
            <text:p>R </text:p>
          </table:table-cell>
          <table:table-cell office:value-type="date" office:date-value="2008-08-11">
            <text:p>11/08/08</text:p>
          </table:table-cell>
          <table:table-cell office:value-type="float" office:value="136">
            <text:p>136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7548">
            <text:p>7548</text:p>
          </table:table-cell>
          <table:table-cell office:value-type="string">
            <text:p>CALIDAD EN DESARROLLO DE SISTEMAS </text:p>
          </table:table-cell>
          <table:table-cell office:value-type="float" office:value="9">
            <text:p>9</text:p>
          </table:table-cell>
          <table:table-cell office:value-type="string">
            <text:p>4 - OBL </text:p>
          </table:table-cell>
          <table:table-cell office:value-type="string">
            <text:p>R </text:p>
          </table:table-cell>
          <table:table-cell office:value-type="date" office:date-value="2008-08-13">
            <text:p>13/08/08</text:p>
          </table:table-cell>
          <table:table-cell office:value-type="float" office:value="99">
            <text:p>99</text:p>
          </table:table-cell>
          <table:table-cell office:value-type="float" office:value="138">
            <text:p>13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4">04/10/2010</text:date>, <text:time>16:3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